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BeanSupport.copyPropertiesAndAttachments( MessageExchange exchange , NormalizedMessage in , NormalizedMessag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BeanSupport.setCopyProperties( boolean copy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BeanSupport.onMessageExchange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formBeanSupport.setCopyAttachments( boolean copyAttach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BeanSupport.isCopy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processFirstExchange( MessageExchange exchang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TransformBeanSuppor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TransformBea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formBeanSupport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nsformBeanSuppor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processOngoingExchange(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ansformBeanSupport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BeanSuppor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